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48.64pt"/>
    </style:style>
    <style:style style:name="co3" style:family="table-column">
      <style:table-column-properties fo:break-before="auto" style:column-width="77.7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32.26pt"/>
    </style:style>
    <style:style style:name="co6" style:family="table-column">
      <style:table-column-properties fo:break-before="auto" style:column-width="79.8pt"/>
    </style:style>
    <style:style style:name="co7" style:family="table-column">
      <style:table-column-properties fo:break-before="auto" style:column-width="70.95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106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3">
      <style:table-cell-properties fo:border="0.74pt solid #000000"/>
    </style:style>
  </office:automatic-styles>
  <office:body>
    <office:spreadsheet>
      <table:table table:name="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set_ID</text:p>
          </table:table-cell>
          <table:table-cell office:value-type="string" calcext:value-type="string">
            <text:p>kodeSatker</text:p>
          </table:table-cell>
          <table:table-cell office:value-type="string" calcext:value-type="string">
            <text:p>NamaSatker</text:p>
          </table:table-cell>
          <table:table-cell office:value-type="string" calcext:value-type="string">
            <text:p>kodeKelompok</text:p>
          </table:table-cell>
          <table:table-cell office:value-type="string" calcext:value-type="string">
            <text:p>noRegister</text:p>
          </table:table-cell>
          <table:table-cell office:value-type="string" calcext:value-type="string">
            <text:p>tahun</text:p>
          </table:table-cell>
          <table:table-cell table:style-name="ce1" office:value-type="string" calcext:value-type="string">
            <text:p>NilaiPerolehan</text:p>
          </table:table-cell>
          <table:table-cell table:style-name="ce1" office:value-type="string" calcext:value-type="string">
            <text:p>MasaManfaat</text:p>
          </table:table-cell>
          <table:table-cell table:style-name="ce1" office:value-type="string" calcext:value-type="string">
            <text:p>UmurEkonomis</text:p>
          </table:table-cell>
          <table:table-cell table:style-name="ce1" office:value-type="string" calcext:value-type="string">
            <text:p>AkumulasiPenyusutan</text:p>
          </table:table-cell>
          <table:table-cell table:style-name="ce1" office:value-type="string" calcext:value-type="string">
            <text:p>NilaiBuk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84" calcext:value-type="float">
            <text:p>200084</text:p>
          </table:table-cell>
          <table:table-cell office:value-type="string" calcext:value-type="string">
            <text:p>01.01.01.01</text:p>
          </table:table-cell>
          <table:table-cell office:value-type="string" calcext:value-type="string">
            <text:p>Sekretariat Dewan/DPRD</text:p>
          </table:table-cell>
          <table:table-cell office:value-type="string" calcext:value-type="string">
            <text:p>03.11.01.14.01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float" office:value="400256000" calcext:value-type="float">
            <text:p>400,256,0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07932148" calcext:value-type="float">
            <text:p>107,932,148</text:p>
          </table:table-cell>
          <table:table-cell office:value-type="float" office:value="292323852" calcext:value-type="float">
            <text:p>292,323,8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8773" calcext:value-type="float">
            <text:p>718773</text:p>
          </table:table-cell>
          <table:table-cell office:value-type="string" calcext:value-type="string">
            <text:p>04.01.01.05</text:p>
          </table:table-cell>
          <table:table-cell office:value-type="string" calcext:value-type="string">
            <text:p>Bagian Umum</text:p>
          </table:table-cell>
          <table:table-cell office:value-type="string" calcext:value-type="string">
            <text:p>03.11.01.14.04</text:p>
          </table:table-cell>
          <table:table-cell office:value-type="float" office:value="5" calcext:value-type="float">
            <text:p>5</text:p>
          </table:table-cell>
          <table:table-cell office:value-type="float" office:value="2004" calcext:value-type="float">
            <text:p>2004</text:p>
          </table:table-cell>
          <table:table-cell office:value-type="float" office:value="143657806" calcext:value-type="float">
            <text:p>143,657,80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382374" calcext:value-type="float">
            <text:p>9,382,374</text:p>
          </table:table-cell>
          <table:table-cell office:value-type="float" office:value="134275432" calcext:value-type="float">
            <text:p>134,275,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8779" calcext:value-type="float">
            <text:p>718779</text:p>
          </table:table-cell>
          <table:table-cell office:value-type="string" calcext:value-type="string">
            <text:p>04.01.01.05</text:p>
          </table:table-cell>
          <table:table-cell office:value-type="string" calcext:value-type="string">
            <text:p>Bagian Umum</text:p>
          </table:table-cell>
          <table:table-cell office:value-type="string" calcext:value-type="string">
            <text:p>03.11.02.01.01</text:p>
          </table:table-cell>
          <table:table-cell office:value-type="float" office:value="2" calcext:value-type="float">
            <text:p>2</text:p>
          </table:table-cell>
          <table:table-cell office:value-type="float" office:value="1951" calcext:value-type="float">
            <text:p>1951</text:p>
          </table:table-cell>
          <table:table-cell office:value-type="float" office:value="419109000" calcext:value-type="float">
            <text:p>419,109,0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4099400" calcext:value-type="float">
            <text:p>404,099,400</text:p>
          </table:table-cell>
          <table:table-cell office:value-type="float" office:value="15009600" calcext:value-type="float">
            <text:p>15,009,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8781" calcext:value-type="float">
            <text:p>718781</text:p>
          </table:table-cell>
          <table:table-cell office:value-type="string" calcext:value-type="string">
            <text:p>04.01.01.05</text:p>
          </table:table-cell>
          <table:table-cell office:value-type="string" calcext:value-type="string">
            <text:p>Bagian Umum</text:p>
          </table:table-cell>
          <table:table-cell office:value-type="string" calcext:value-type="string">
            <text:p>03.11.02.01.01</text:p>
          </table:table-cell>
          <table:table-cell office:value-type="float" office:value="4" calcext:value-type="float">
            <text:p>4</text:p>
          </table:table-cell>
          <table:table-cell office:value-type="float" office:value="1951" calcext:value-type="float">
            <text:p>1951</text:p>
          </table:table-cell>
          <table:table-cell office:value-type="float" office:value="304619800" calcext:value-type="float">
            <text:p>304,619,8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89559800" calcext:value-type="float">
            <text:p>289,559,800</text:p>
          </table:table-cell>
          <table:table-cell office:value-type="float" office:value="15060000" calcext:value-type="float">
            <text:p>15,060,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154" calcext:value-type="float">
            <text:p>200154</text:p>
          </table:table-cell>
          <table:table-cell office:value-type="string" calcext:value-type="string">
            <text:p>04.02.01.01</text:p>
          </table:table-cell>
          <table:table-cell office:value-type="string" calcext:value-type="string">
            <text:p>DINAS PENDAPATAN, PENGELOLAAN KEUANGAN DAN ASET DAERAH</text:p>
          </table:table-cell>
          <table:table-cell office:value-type="string" calcext:value-type="string">
            <text:p>03.11.01.08.01</text:p>
          </table:table-cell>
          <table:table-cell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float" office:value="7399851000" calcext:value-type="float">
            <text:p>7,399,851,0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78633336" calcext:value-type="float">
            <text:p>978,633,336</text:p>
          </table:table-cell>
          <table:table-cell office:value-type="float" office:value="6421217664" calcext:value-type="float">
            <text:p>6,421,217,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163" calcext:value-type="float">
            <text:p>200163</text:p>
          </table:table-cell>
          <table:table-cell office:value-type="string" calcext:value-type="string">
            <text:p>04.02.01.01</text:p>
          </table:table-cell>
          <table:table-cell office:value-type="string" calcext:value-type="string">
            <text:p>DINAS PENDAPATAN, PENGELOLAAN KEUANGAN DAN ASET DAERAH</text:p>
          </table:table-cell>
          <table:table-cell office:value-type="string" calcext:value-type="string">
            <text:p>03.11.02.01.01</text:p>
          </table:table-cell>
          <table:table-cell office:value-type="float" office:value="10" calcext:value-type="float">
            <text:p>10</text:p>
          </table:table-cell>
          <table:table-cell office:value-type="float" office:value="1951" calcext:value-type="float">
            <text:p>1951</text:p>
          </table:table-cell>
          <table:table-cell office:value-type="float" office:value="409145800" calcext:value-type="float">
            <text:p>409,145,8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63442666" calcext:value-type="float">
            <text:p>263,442,666</text:p>
          </table:table-cell>
          <table:table-cell office:value-type="float" office:value="145703134" calcext:value-type="float">
            <text:p>145,703,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164" calcext:value-type="float">
            <text:p>200164</text:p>
          </table:table-cell>
          <table:table-cell office:value-type="string" calcext:value-type="string">
            <text:p>04.02.01.01</text:p>
          </table:table-cell>
          <table:table-cell office:value-type="string" calcext:value-type="string">
            <text:p>DINAS PENDAPATAN, PENGELOLAAN KEUANGAN DAN ASET DAERAH</text:p>
          </table:table-cell>
          <table:table-cell office:value-type="string" calcext:value-type="string">
            <text:p>03.11.02.01.01</text:p>
          </table:table-cell>
          <table:table-cell office:value-type="float" office:value="11" calcext:value-type="float">
            <text:p>11</text:p>
          </table:table-cell>
          <table:table-cell office:value-type="float" office:value="1951" calcext:value-type="float">
            <text:p>1951</text:p>
          </table:table-cell>
          <table:table-cell office:value-type="float" office:value="409641800" calcext:value-type="float">
            <text:p>409,641,8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63508800" calcext:value-type="float">
            <text:p>263,508,800</text:p>
          </table:table-cell>
          <table:table-cell office:value-type="float" office:value="146133000" calcext:value-type="float">
            <text:p>146,133,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209" calcext:value-type="float">
            <text:p>200209</text:p>
          </table:table-cell>
          <table:table-cell office:value-type="string" calcext:value-type="string">
            <text:p>04.02.01.01</text:p>
          </table:table-cell>
          <table:table-cell office:value-type="string" calcext:value-type="string">
            <text:p>DINAS PENDAPATAN, PENGELOLAAN KEUANGAN DAN ASET DAERAH</text:p>
          </table:table-cell>
          <table:table-cell office:value-type="string" calcext:value-type="string">
            <text:p>03.11.01.01.04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float" office:value="854120000" calcext:value-type="float">
            <text:p>854,120,0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6499520" calcext:value-type="float">
            <text:p>66,499,520</text:p>
          </table:table-cell>
          <table:table-cell office:value-type="float" office:value="787620480" calcext:value-type="float">
            <text:p>787,620,4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7372" calcext:value-type="float">
            <text:p>1867372</text:p>
          </table:table-cell>
          <table:table-cell office:value-type="string" calcext:value-type="string">
            <text:p>05.01.01.01</text:p>
          </table:table-cell>
          <table:table-cell office:value-type="string" calcext:value-type="string">
            <text:p>DINAS PEKERJAAN UMUM</text:p>
          </table:table-cell>
          <table:table-cell office:value-type="string" calcext:value-type="string">
            <text:p>03.11.01.11.07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office:value-type="float" office:value="2367203000" calcext:value-type="float">
            <text:p>2,367,203,0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21141822" calcext:value-type="float">
            <text:p>121,141,822</text:p>
          </table:table-cell>
          <table:table-cell office:value-type="float" office:value="2246061178" calcext:value-type="float">
            <text:p>2,246,061,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318" calcext:value-type="float">
            <text:p>200318</text:p>
          </table:table-cell>
          <table:table-cell office:value-type="string" calcext:value-type="string">
            <text:p>06.01.01.01</text:p>
          </table:table-cell>
          <table:table-cell office:value-type="string" calcext:value-type="string">
            <text:p>DINAS PERHUBUNGAN, PARIWISATA DAN KEBUDAYAAN</text:p>
          </table:table-cell>
          <table:table-cell office:value-type="string" calcext:value-type="string">
            <text:p>03.11.02.01.01</text:p>
          </table:table-cell>
          <table:table-cell office:value-type="float" office:value="1" calcext:value-type="float">
            <text:p>1</text:p>
          </table:table-cell>
          <table:table-cell office:value-type="float" office:value="1951" calcext:value-type="float">
            <text:p>1951</text:p>
          </table:table-cell>
          <table:table-cell office:value-type="float" office:value="1518934000" calcext:value-type="float">
            <text:p>1,518,934,0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92163600" calcext:value-type="float">
            <text:p>1,392,163,600</text:p>
          </table:table-cell>
          <table:table-cell office:value-type="float" office:value="126770400" calcext:value-type="float">
            <text:p>126,770,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327" calcext:value-type="float">
            <text:p>200327</text:p>
          </table:table-cell>
          <table:table-cell office:value-type="string" calcext:value-type="string">
            <text:p>06.01.01.01</text:p>
          </table:table-cell>
          <table:table-cell office:value-type="string" calcext:value-type="string">
            <text:p>DINAS PERHUBUNGAN, PARIWISATA DAN KEBUDAYAAN</text:p>
          </table:table-cell>
          <table:table-cell office:value-type="string" calcext:value-type="string">
            <text:p>03.12.07.01.01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87106250" calcext:value-type="float">
            <text:p>87,106,2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6436988" calcext:value-type="float">
            <text:p>36,436,988</text:p>
          </table:table-cell>
          <table:table-cell office:value-type="float" office:value="50669262" calcext:value-type="float">
            <text:p>50,669,2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06.01.01.01</text:p>
          </table:table-cell>
          <table:table-cell office:value-type="string" calcext:value-type="string">
            <text:p>DINAS PERHUBUNGAN, PARIWISATA DAN KEBUDAYAAN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float" office:value="774198500" calcext:value-type="float">
            <text:p>774,198,500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60592974" calcext:value-type="float">
            <text:p>260,592,974</text:p>
          </table:table-cell>
          <table:table-cell office:value-type="float" office:value="513605526" calcext:value-type="float">
            <text:p>513,605,5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805" calcext:value-type="float">
            <text:p>200805</text:p>
          </table:table-cell>
          <table:table-cell office:value-type="string" calcext:value-type="string">
            <text:p>07.01.02.06</text:p>
          </table:table-cell>
          <table:table-cell office:value-type="string" calcext:value-type="string">
            <text:p>PUSTU PASIRSARI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343328711" calcext:value-type="float">
            <text:p>343,328,71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7497894" calcext:value-type="float">
            <text:p>17,497,894</text:p>
          </table:table-cell>
          <table:table-cell office:value-type="float" office:value="325830817" calcext:value-type="float">
            <text:p>325,830,8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829" calcext:value-type="float">
            <text:p>200829</text:p>
          </table:table-cell>
          <table:table-cell office:value-type="string" calcext:value-type="string">
            <text:p>07.01.02.30</text:p>
          </table:table-cell>
          <table:table-cell office:value-type="string" calcext:value-type="string">
            <text:p>PUSKESMAS KUSUMA BANGSA</text:p>
          </table:table-cell>
          <table:table-cell office:value-type="string" calcext:value-type="string">
            <text:p>03.11.01.06.10</text:p>
          </table:table-cell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  <table:table-cell office:value-type="float" office:value="2295692416.82" calcext:value-type="float">
            <text:p>2,295,692,41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94241842.8" calcext:value-type="float">
            <text:p>294,241,843</text:p>
          </table:table-cell>
          <table:table-cell office:value-type="float" office:value="2001450574.02" calcext:value-type="float">
            <text:p>2,001,450,5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883" calcext:value-type="float">
            <text:p>200883</text:p>
          </table:table-cell>
          <table:table-cell office:value-type="string" calcext:value-type="string">
            <text:p>07.01.02.12</text:p>
          </table:table-cell>
          <table:table-cell office:value-type="string" calcext:value-type="string">
            <text:p>PUSTU PRINGLANGU</text:p>
          </table:table-cell>
          <table:table-cell office:value-type="string" calcext:value-type="string">
            <text:p>03.11.01.06.10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514432000" calcext:value-type="float">
            <text:p>514,432,0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2947840" calcext:value-type="float">
            <text:p>62,947,840</text:p>
          </table:table-cell>
          <table:table-cell office:value-type="float" office:value="451484160" calcext:value-type="float">
            <text:p>451,484,1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892" calcext:value-type="float">
            <text:p>200892</text:p>
          </table:table-cell>
          <table:table-cell office:value-type="string" calcext:value-type="string">
            <text:p>07.01.01.05</text:p>
          </table:table-cell>
          <table:table-cell office:value-type="string" calcext:value-type="string">
            <text:p>PUSAT SAINTIFIKASI DAN PELAYANAN JAMU (PSPJ)</text:p>
          </table:table-cell>
          <table:table-cell office:value-type="string" calcext:value-type="string">
            <text:p>03.11.01.01.0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950988000" calcext:value-type="float">
            <text:p>950,988,0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8302100" calcext:value-type="float">
            <text:p>68,302,100</text:p>
          </table:table-cell>
          <table:table-cell office:value-type="float" office:value="882685900" calcext:value-type="float">
            <text:p>882,685,9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936" calcext:value-type="float">
            <text:p>200936</text:p>
          </table:table-cell>
          <table:table-cell office:value-type="string" calcext:value-type="string">
            <text:p>08.01.01.01</text:p>
          </table:table-cell>
          <table:table-cell office:value-type="string" calcext:value-type="string">
            <text:p>DINAS PENDIDIKAN, PEMUDA DAN OLAHRAGA</text:p>
          </table:table-cell>
          <table:table-cell office:value-type="string" calcext:value-type="string">
            <text:p>03.11.01.10.01</text:p>
          </table:table-cell>
          <table:table-cell office:value-type="float" office:value="86" calcext:value-type="float">
            <text:p>86</text:p>
          </table:table-cell>
          <table:table-cell office:value-type="float" office:value="2009" calcext:value-type="float">
            <text:p>2009</text:p>
          </table:table-cell>
          <table:table-cell office:value-type="float" office:value="841720774" calcext:value-type="float">
            <text:p>841,720,77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35673860" calcext:value-type="float">
            <text:p>135,673,860</text:p>
          </table:table-cell>
          <table:table-cell office:value-type="float" office:value="706046914" calcext:value-type="float">
            <text:p>706,046,9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942" calcext:value-type="float">
            <text:p>200942</text:p>
          </table:table-cell>
          <table:table-cell office:value-type="string" calcext:value-type="string">
            <text:p>08.01.01.03</text:p>
          </table:table-cell>
          <table:table-cell office:value-type="string" calcext:value-type="string">
            <text:p>SDN Kraton Kidul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55396610" calcext:value-type="float">
            <text:p>255,396,61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0065336" calcext:value-type="float">
            <text:p>40,065,336</text:p>
          </table:table-cell>
          <table:table-cell office:value-type="float" office:value="215331274" calcext:value-type="float">
            <text:p>215,331,2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970" calcext:value-type="float">
            <text:p>200970</text:p>
          </table:table-cell>
          <table:table-cell office:value-type="string" calcext:value-type="string">
            <text:p>08.01.01.09</text:p>
          </table:table-cell>
          <table:table-cell office:value-type="string" calcext:value-type="string">
            <text:p>SDN Bendan 08</text:p>
          </table:table-cell>
          <table:table-cell office:value-type="string" calcext:value-type="string">
            <text:p>03.11.01.10.01</text:p>
          </table:table-cell>
          <table:table-cell office:value-type="float" office:value="2" calcext:value-type="float">
            <text:p>2</text:p>
          </table:table-cell>
          <table:table-cell office:value-type="float" office:value="2009" calcext:value-type="float">
            <text:p>2009</text:p>
          </table:table-cell>
          <table:table-cell office:value-type="float" office:value="101995363.86" calcext:value-type="float">
            <text:p>101,995,36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7514842" calcext:value-type="float">
            <text:p>7,514,842</text:p>
          </table:table-cell>
          <table:table-cell office:value-type="float" office:value="94480521.86" calcext:value-type="float">
            <text:p>94,480,5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007" calcext:value-type="float">
            <text:p>201007</text:p>
          </table:table-cell>
          <table:table-cell office:value-type="string" calcext:value-type="string">
            <text:p>08.01.01.15</text:p>
          </table:table-cell>
          <table:table-cell office:value-type="string" calcext:value-type="string">
            <text:p>SDN Podosugih 01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148849409" calcext:value-type="float">
            <text:p>148,849,40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1755069" calcext:value-type="float">
            <text:p>21,755,069</text:p>
          </table:table-cell>
          <table:table-cell office:value-type="float" office:value="127094340" calcext:value-type="float">
            <text:p>127,094,3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009" calcext:value-type="float">
            <text:p>201009</text:p>
          </table:table-cell>
          <table:table-cell office:value-type="string" calcext:value-type="string">
            <text:p>08.01.01.16</text:p>
          </table:table-cell>
          <table:table-cell office:value-type="string" calcext:value-type="string">
            <text:p>SDN Podosugih 03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  <table:table-cell office:value-type="float" office:value="636088710" calcext:value-type="float">
            <text:p>636,088,710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54913124" calcext:value-type="float">
            <text:p>154,913,124</text:p>
          </table:table-cell>
          <table:table-cell office:value-type="float" office:value="481175586" calcext:value-type="float">
            <text:p>481,175,5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44081" calcext:value-type="float">
            <text:p>2644081</text:p>
          </table:table-cell>
          <table:table-cell office:value-type="string" calcext:value-type="string">
            <text:p>08.01.01.18</text:p>
          </table:table-cell>
          <table:table-cell office:value-type="string" calcext:value-type="string">
            <text:p>SDN Medono 04</text:p>
          </table:table-cell>
          <table:table-cell office:value-type="string" calcext:value-type="string">
            <text:p>03.11.01.10.01</text:p>
          </table:table-cell>
          <table:table-cell office:value-type="float" office:value="3" calcext:value-type="float">
            <text:p>3</text:p>
          </table:table-cell>
          <table:table-cell office:value-type="float" office:value="1952" calcext:value-type="float">
            <text:p>1952</text:p>
          </table:table-cell>
          <table:table-cell office:value-type="float" office:value="784079887" calcext:value-type="float">
            <text:p>784,079,88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62426661" calcext:value-type="float">
            <text:p>762,426,661</text:p>
          </table:table-cell>
          <table:table-cell office:value-type="float" office:value="21653226" calcext:value-type="float">
            <text:p>21,653,2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078" calcext:value-type="float">
            <text:p>201078</text:p>
          </table:table-cell>
          <table:table-cell office:value-type="string" calcext:value-type="string">
            <text:p>08.01.01.31</text:p>
          </table:table-cell>
          <table:table-cell office:value-type="string" calcext:value-type="string">
            <text:p>SDN Pringlangu</text:p>
          </table:table-cell>
          <table:table-cell office:value-type="string" calcext:value-type="string">
            <text:p>03.11.01.10.01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212013294.67" calcext:value-type="float">
            <text:p>212,013,29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4589622" calcext:value-type="float">
            <text:p>24,589,622</text:p>
          </table:table-cell>
          <table:table-cell office:value-type="float" office:value="187423672.67" calcext:value-type="float">
            <text:p>187,423,6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094" calcext:value-type="float">
            <text:p>201094</text:p>
          </table:table-cell>
          <table:table-cell office:value-type="string" calcext:value-type="string">
            <text:p>08.01.01.37</text:p>
          </table:table-cell>
          <table:table-cell office:value-type="string" calcext:value-type="string">
            <text:p>SDN Keputran 06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842860836" calcext:value-type="float">
            <text:p>842,860,83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05568350" calcext:value-type="float">
            <text:p>405,568,350</text:p>
          </table:table-cell>
          <table:table-cell office:value-type="float" office:value="437292486" calcext:value-type="float">
            <text:p>437,292,4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126" calcext:value-type="float">
            <text:p>201126</text:p>
          </table:table-cell>
          <table:table-cell office:value-type="string" calcext:value-type="string">
            <text:p>08.01.01.46</text:p>
          </table:table-cell>
          <table:table-cell office:value-type="string" calcext:value-type="string">
            <text:p>SDN Poncol 02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793976362" calcext:value-type="float">
            <text:p>793,976,36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34458342" calcext:value-type="float">
            <text:p>434,458,342</text:p>
          </table:table-cell>
          <table:table-cell office:value-type="float" office:value="359518020" calcext:value-type="float">
            <text:p>359,518,0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123" calcext:value-type="float">
            <text:p>201123</text:p>
          </table:table-cell>
          <table:table-cell office:value-type="string" calcext:value-type="string">
            <text:p>08.01.01.47</text:p>
          </table:table-cell>
          <table:table-cell office:value-type="string" calcext:value-type="string">
            <text:p>SDN Poncol 03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647759525" calcext:value-type="float">
            <text:p>647,759,52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2845124" calcext:value-type="float">
            <text:p>52,845,124</text:p>
          </table:table-cell>
          <table:table-cell office:value-type="float" office:value="594914401" calcext:value-type="float">
            <text:p>594,914,4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183" calcext:value-type="float">
            <text:p>201183</text:p>
          </table:table-cell>
          <table:table-cell office:value-type="string" calcext:value-type="string">
            <text:p>08.01.01.59</text:p>
          </table:table-cell>
          <table:table-cell office:value-type="string" calcext:value-type="string">
            <text:p>SDN Dekoro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470019938" calcext:value-type="float">
            <text:p>470,019,9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92334271.8" calcext:value-type="float">
            <text:p>92,334,272</text:p>
          </table:table-cell>
          <table:table-cell office:value-type="float" office:value="377685666.2" calcext:value-type="float">
            <text:p>377,685,6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214" calcext:value-type="float">
            <text:p>201214</text:p>
          </table:table-cell>
          <table:table-cell office:value-type="string" calcext:value-type="string">
            <text:p>08.01.01.64</text:p>
          </table:table-cell>
          <table:table-cell office:value-type="string" calcext:value-type="string">
            <text:p>SDN Panjang Wetan 03</text:p>
          </table:table-cell>
          <table:table-cell office:value-type="string" calcext:value-type="string">
            <text:p>03.11.01.19.01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188237435" calcext:value-type="float">
            <text:p>188,237,43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72114956" calcext:value-type="float">
            <text:p>72,114,956</text:p>
          </table:table-cell>
          <table:table-cell office:value-type="float" office:value="116122479" calcext:value-type="float">
            <text:p>116,122,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44060" calcext:value-type="float">
            <text:p>2644060</text:p>
          </table:table-cell>
          <table:table-cell office:value-type="string" calcext:value-type="string">
            <text:p>08.01.01.65</text:p>
          </table:table-cell>
          <table:table-cell office:value-type="string" calcext:value-type="string">
            <text:p>SDN Panjang Wetan 04</text:p>
          </table:table-cell>
          <table:table-cell office:value-type="string" calcext:value-type="string">
            <text:p>03.11.02.03.16</text:p>
          </table:table-cell>
          <table:table-cell office:value-type="float" office:value="2" calcext:value-type="float">
            <text:p>2</text:p>
          </table:table-cell>
          <table:table-cell office:value-type="float" office:value="1990" calcext:value-type="float">
            <text:p>1990</text:p>
          </table:table-cell>
          <table:table-cell office:value-type="float" office:value="36369261" calcext:value-type="float">
            <text:p>36,369,261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4003715.75" calcext:value-type="float">
            <text:p>24,003,716</text:p>
          </table:table-cell>
          <table:table-cell office:value-type="float" office:value="12365545.25" calcext:value-type="float">
            <text:p>12,365,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44016" calcext:value-type="float">
            <text:p>2644016</text:p>
          </table:table-cell>
          <table:table-cell office:value-type="string" calcext:value-type="string">
            <text:p>08.01.01.83</text:p>
          </table:table-cell>
          <table:table-cell office:value-type="string" calcext:value-type="string">
            <text:p>SDN Pabean</text:p>
          </table:table-cell>
          <table:table-cell office:value-type="string" calcext:value-type="string">
            <text:p>03.11.01.10.01</text:p>
          </table:table-cell>
          <table:table-cell office:value-type="float" office:value="5" calcext:value-type="float">
            <text:p>5</text:p>
          </table:table-cell>
          <table:table-cell office:value-type="float" office:value="2009" calcext:value-type="float">
            <text:p>2009</text:p>
          </table:table-cell>
          <table:table-cell office:value-type="float" office:value="138110396" calcext:value-type="float">
            <text:p>138,110,39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3026200" calcext:value-type="float">
            <text:p>13,026,200</text:p>
          </table:table-cell>
          <table:table-cell office:value-type="float" office:value="125084196" calcext:value-type="float">
            <text:p>125,084,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1309" calcext:value-type="float">
            <text:p>201309</text:p>
          </table:table-cell>
          <table:table-cell office:value-type="string" calcext:value-type="string">
            <text:p>08.01.01.86</text:p>
          </table:table-cell>
          <table:table-cell office:value-type="string" calcext:value-type="string">
            <text:p>SDN Degayu 01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442361629.55" calcext:value-type="float">
            <text:p>442,361,63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95167972" calcext:value-type="float">
            <text:p>295,167,972</text:p>
          </table:table-cell>
          <table:table-cell office:value-type="float" office:value="147193657.55" calcext:value-type="float">
            <text:p>147,193,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44009" calcext:value-type="float">
            <text:p>2644009</text:p>
          </table:table-cell>
          <table:table-cell office:value-type="string" calcext:value-type="string">
            <text:p>08.01.01.98</text:p>
          </table:table-cell>
          <table:table-cell office:value-type="string" calcext:value-type="string">
            <text:p>SDN Kuripan Kidul 02</text:p>
          </table:table-cell>
          <table:table-cell office:value-type="string" calcext:value-type="string">
            <text:p>03.11.01.01.01</text:p>
          </table:table-cell>
          <table:table-cell office:value-type="float" office:value="3" calcext:value-type="float">
            <text:p>3</text:p>
          </table:table-cell>
          <table:table-cell office:value-type="float" office:value="1983" calcext:value-type="float">
            <text:p>1983</text:p>
          </table:table-cell>
          <table:table-cell office:value-type="float" office:value="519962379.35" calcext:value-type="float">
            <text:p>519,962,37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4214750" calcext:value-type="float">
            <text:p>294,214,750</text:p>
          </table:table-cell>
          <table:table-cell office:value-type="float" office:value="225747629.35" calcext:value-type="float">
            <text:p>225,747,6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1362" calcext:value-type="float">
            <text:p>201362</text:p>
          </table:table-cell>
          <table:table-cell office:value-type="string" calcext:value-type="string">
            <text:p>08.01.01.99</text:p>
          </table:table-cell>
          <table:table-cell office:value-type="string" calcext:value-type="string">
            <text:p>SDN Kuripan Lor 01</text:p>
          </table:table-cell>
          <table:table-cell office:value-type="string" calcext:value-type="string">
            <text:p>03.11.01.10.01</text:p>
          </table:table-cell>
          <table:table-cell office:value-type="float" office:value="6" calcext:value-type="float">
            <text:p>6</text:p>
          </table:table-cell>
          <table:table-cell office:value-type="float" office:value="2009" calcext:value-type="float">
            <text:p>2009</text:p>
          </table:table-cell>
          <table:table-cell office:value-type="float" office:value="495912384.92" calcext:value-type="float">
            <text:p>495,912,38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64790294" calcext:value-type="float">
            <text:p>64,790,294</text:p>
          </table:table-cell>
          <table:table-cell office:value-type="float" office:value="431122090.92" calcext:value-type="float">
            <text:p>431,122,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1363" calcext:value-type="float">
            <text:p>201363</text:p>
          </table:table-cell>
          <table:table-cell office:value-type="string" calcext:value-type="string">
            <text:p>08.01.01.100</text:p>
          </table:table-cell>
          <table:table-cell office:value-type="string" calcext:value-type="string">
            <text:p>SDN Kuripan Lor 02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1989" calcext:value-type="float">
            <text:p>1989</text:p>
          </table:table-cell>
          <table:table-cell office:value-type="float" office:value="619215019.07" calcext:value-type="float">
            <text:p>619,215,019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325004416" calcext:value-type="float">
            <text:p>325,004,416</text:p>
          </table:table-cell>
          <table:table-cell office:value-type="float" office:value="294210603.07" calcext:value-type="float">
            <text:p>294,210,6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1376" calcext:value-type="float">
            <text:p>201376</text:p>
          </table:table-cell>
          <table:table-cell office:value-type="string" calcext:value-type="string">
            <text:p>08.01.01.102</text:p>
          </table:table-cell>
          <table:table-cell office:value-type="string" calcext:value-type="string">
            <text:p>SDN Yosorejo 02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938959469" calcext:value-type="float">
            <text:p>938,959,46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715510169" calcext:value-type="float">
            <text:p>715,510,169</text:p>
          </table:table-cell>
          <table:table-cell office:value-type="float" office:value="223449300" calcext:value-type="float">
            <text:p>223,449,3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44027" calcext:value-type="float">
            <text:p>2644027</text:p>
          </table:table-cell>
          <table:table-cell office:value-type="string" calcext:value-type="string">
            <text:p>08.01.01.108</text:p>
          </table:table-cell>
          <table:table-cell office:value-type="string" calcext:value-type="string">
            <text:p>TK Pembina Barat</text:p>
          </table:table-cell>
          <table:table-cell office:value-type="string" calcext:value-type="string">
            <text:p>03.11.01.10.01</text:p>
          </table:table-cell>
          <table:table-cell office:value-type="float" office:value="4" calcext:value-type="float">
            <text:p>4</text:p>
          </table:table-cell>
          <table:table-cell office:value-type="float" office:value="2004" calcext:value-type="float">
            <text:p>2004</text:p>
          </table:table-cell>
          <table:table-cell office:value-type="float" office:value="135929781" calcext:value-type="float">
            <text:p>135,929,78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25356313" calcext:value-type="float">
            <text:p>25,356,313</text:p>
          </table:table-cell>
          <table:table-cell office:value-type="float" office:value="110573468" calcext:value-type="float">
            <text:p>110,573,4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410" calcext:value-type="float">
            <text:p>201410</text:p>
          </table:table-cell>
          <table:table-cell office:value-type="string" calcext:value-type="string">
            <text:p>08.01.02.01</text:p>
          </table:table-cell>
          <table:table-cell office:value-type="string" calcext:value-type="string">
            <text:p>SMPN 01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1948" calcext:value-type="float">
            <text:p>1948</text:p>
          </table:table-cell>
          <table:table-cell office:value-type="float" office:value="1562552748" calcext:value-type="float">
            <text:p>1,562,552,74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34673797" calcext:value-type="float">
            <text:p>1,534,673,797</text:p>
          </table:table-cell>
          <table:table-cell office:value-type="float" office:value="27878951" calcext:value-type="float">
            <text:p>27,878,9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1423" calcext:value-type="float">
            <text:p>201423</text:p>
          </table:table-cell>
          <table:table-cell office:value-type="string" calcext:value-type="string">
            <text:p>08.01.03.01</text:p>
          </table:table-cell>
          <table:table-cell office:value-type="string" calcext:value-type="string">
            <text:p>SMPN 02</text:p>
          </table:table-cell>
          <table:table-cell office:value-type="string" calcext:value-type="string">
            <text:p>03.11.01.10.01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769843908.1" calcext:value-type="float">
            <text:p>769,843,908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16203342" calcext:value-type="float">
            <text:p>116,203,342</text:p>
          </table:table-cell>
          <table:table-cell office:value-type="float" office:value="653640566.1" calcext:value-type="float">
            <text:p>653,640,5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43983" calcext:value-type="float">
            <text:p>2643983</text:p>
          </table:table-cell>
          <table:table-cell office:value-type="string" calcext:value-type="string">
            <text:p>08.01.04.01</text:p>
          </table:table-cell>
          <table:table-cell office:value-type="string" calcext:value-type="string">
            <text:p>SMPN 03</text:p>
          </table:table-cell>
          <table:table-cell office:value-type="string" calcext:value-type="string">
            <text:p>03.11.01.10.0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float" office:value="1606917597.76" calcext:value-type="float">
            <text:p>1,606,917,59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59637230.76" calcext:value-type="float">
            <text:p>1,259,637,231</text:p>
          </table:table-cell>
          <table:table-cell office:value-type="float" office:value="347280367" calcext:value-type="float">
            <text:p>347,280,3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43993" calcext:value-type="float">
            <text:p>2643993</text:p>
          </table:table-cell>
          <table:table-cell office:value-type="string" calcext:value-type="string">
            <text:p>08.01.04.01</text:p>
          </table:table-cell>
          <table:table-cell office:value-type="string" calcext:value-type="string">
            <text:p>SMPN 03</text:p>
          </table:table-cell>
          <table:table-cell office:value-type="string" calcext:value-type="string">
            <text:p>03.11.01.10.01</text:p>
          </table:table-cell>
          <table:table-cell office:value-type="float" office:value="7" calcext:value-type="float">
            <text:p>7</text:p>
          </table:table-cell>
          <table:table-cell office:value-type="float" office:value="1960" calcext:value-type="float">
            <text:p>1960</text:p>
          </table:table-cell>
          <table:table-cell office:value-type="float" office:value="1001471370" calcext:value-type="float">
            <text:p>1,001,471,37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81471370" calcext:value-type="float">
            <text:p>881,471,370</text:p>
          </table:table-cell>
          <table:table-cell office:value-type="float" office:value="120000000" calcext:value-type="float">
            <text:p>120,000,0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1460" calcext:value-type="float">
            <text:p>201460</text:p>
          </table:table-cell>
          <table:table-cell office:value-type="string" calcext:value-type="string">
            <text:p>08.01.06.01</text:p>
          </table:table-cell>
          <table:table-cell office:value-type="string" calcext:value-type="string">
            <text:p>SMPN 05</text:p>
          </table:table-cell>
          <table:table-cell office:value-type="string" calcext:value-type="string">
            <text:p>03.11.01.10.01</text:p>
          </table:table-cell>
          <table:table-cell office:value-type="float" office:value="4" calcext:value-type="float">
            <text:p>4</text:p>
          </table:table-cell>
          <table:table-cell office:value-type="float" office:value="1982" calcext:value-type="float">
            <text:p>1982</text:p>
          </table:table-cell>
          <table:table-cell office:value-type="float" office:value="237814264" calcext:value-type="float">
            <text:p>237,814,264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33346994" calcext:value-type="float">
            <text:p>133,346,994</text:p>
          </table:table-cell>
          <table:table-cell office:value-type="float" office:value="104467270" calcext:value-type="float">
            <text:p>104,467,2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495" calcext:value-type="float">
            <text:p>201495</text:p>
          </table:table-cell>
          <table:table-cell office:value-type="string" calcext:value-type="string">
            <text:p>08.01.08.01</text:p>
          </table:table-cell>
          <table:table-cell office:value-type="string" calcext:value-type="string">
            <text:p>SMPN 07</text:p>
          </table:table-cell>
          <table:table-cell office:value-type="string" calcext:value-type="string">
            <text:p>03.11.01.01.04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791379269" calcext:value-type="float">
            <text:p>791,379,26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98327858" calcext:value-type="float">
            <text:p>98,327,858</text:p>
          </table:table-cell>
          <table:table-cell office:value-type="float" office:value="693051411" calcext:value-type="float">
            <text:p>693,051,4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1502" calcext:value-type="float">
            <text:p>201502</text:p>
          </table:table-cell>
          <table:table-cell office:value-type="string" calcext:value-type="string">
            <text:p>08.01.08.01</text:p>
          </table:table-cell>
          <table:table-cell office:value-type="string" calcext:value-type="string">
            <text:p>SMPN 07</text:p>
          </table:table-cell>
          <table:table-cell office:value-type="string" calcext:value-type="string">
            <text:p>03.11.01.10.01</text:p>
          </table:table-cell>
          <table:table-cell office:value-type="float" office:value="7" calcext:value-type="float">
            <text:p>7</text:p>
          </table:table-cell>
          <table:table-cell office:value-type="float" office:value="2011" calcext:value-type="float">
            <text:p>2011</text:p>
          </table:table-cell>
          <table:table-cell office:value-type="float" office:value="392717042.83" calcext:value-type="float">
            <text:p>392,717,04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8732338" calcext:value-type="float">
            <text:p>38,732,338</text:p>
          </table:table-cell>
          <table:table-cell office:value-type="float" office:value="353984704.83" calcext:value-type="float">
            <text:p>353,984,7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1515" calcext:value-type="float">
            <text:p>201515</text:p>
          </table:table-cell>
          <table:table-cell office:value-type="string" calcext:value-type="string">
            <text:p>08.01.09.01</text:p>
          </table:table-cell>
          <table:table-cell office:value-type="string" calcext:value-type="string">
            <text:p>SMPN 08</text:p>
          </table:table-cell>
          <table:table-cell office:value-type="string" calcext:value-type="string">
            <text:p>03.11.01.05.01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float" office:value="989047379.21" calcext:value-type="float">
            <text:p>989,047,37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11800844" calcext:value-type="float">
            <text:p>111,800,844</text:p>
          </table:table-cell>
          <table:table-cell office:value-type="float" office:value="877246535.21" calcext:value-type="float">
            <text:p>877,246,5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44070" calcext:value-type="float">
            <text:p>2644070</text:p>
          </table:table-cell>
          <table:table-cell office:value-type="string" calcext:value-type="string">
            <text:p>08.01.10.01</text:p>
          </table:table-cell>
          <table:table-cell office:value-type="string" calcext:value-type="string">
            <text:p>SMPN 09</text:p>
          </table:table-cell>
          <table:table-cell office:value-type="string" calcext:value-type="string">
            <text:p>03.11.01.10.01</text:p>
          </table:table-cell>
          <table:table-cell office:value-type="float" office:value="7" calcext:value-type="float">
            <text:p>7</text:p>
          </table:table-cell>
          <table:table-cell office:value-type="float" office:value="1982" calcext:value-type="float">
            <text:p>1982</text:p>
          </table:table-cell>
          <table:table-cell office:value-type="float" office:value="315211613.45" calcext:value-type="float">
            <text:p>315,211,613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67050167" calcext:value-type="float">
            <text:p>167,050,167</text:p>
          </table:table-cell>
          <table:table-cell office:value-type="float" office:value="148161446.45" calcext:value-type="float">
            <text:p>148,161,44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1566" calcext:value-type="float">
            <text:p>201566</text:p>
          </table:table-cell>
          <table:table-cell office:value-type="string" calcext:value-type="string">
            <text:p>08.01.12.01</text:p>
          </table:table-cell>
          <table:table-cell office:value-type="string" calcext:value-type="string">
            <text:p>SMPN 11</text:p>
          </table:table-cell>
          <table:table-cell office:value-type="string" calcext:value-type="string">
            <text:p>03.11.01.10.01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 office:value-type="float" office:value="254753060" calcext:value-type="float">
            <text:p>254,753,06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9757079" calcext:value-type="float">
            <text:p>49,757,079</text:p>
          </table:table-cell>
          <table:table-cell office:value-type="float" office:value="204995981" calcext:value-type="float">
            <text:p>204,995,9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1569" calcext:value-type="float">
            <text:p>201569</text:p>
          </table:table-cell>
          <table:table-cell office:value-type="string" calcext:value-type="string">
            <text:p>08.01.12.01</text:p>
          </table:table-cell>
          <table:table-cell office:value-type="string" calcext:value-type="string">
            <text:p>SMPN 11</text:p>
          </table:table-cell>
          <table:table-cell office:value-type="string" calcext:value-type="string">
            <text:p>03.11.01.10.01</text:p>
          </table:table-cell>
          <table:table-cell office:value-type="float" office:value="10" calcext:value-type="float">
            <text:p>10</text:p>
          </table:table-cell>
          <table:table-cell office:value-type="float" office:value="2002" calcext:value-type="float">
            <text:p>2002</text:p>
          </table:table-cell>
          <table:table-cell office:value-type="float" office:value="100695949" calcext:value-type="float">
            <text:p>100,695,949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7563909" calcext:value-type="float">
            <text:p>17,563,909</text:p>
          </table:table-cell>
          <table:table-cell office:value-type="float" office:value="83132040" calcext:value-type="float">
            <text:p>83,132,0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1572" calcext:value-type="float">
            <text:p>201572</text:p>
          </table:table-cell>
          <table:table-cell office:value-type="string" calcext:value-type="string">
            <text:p>08.01.12.01</text:p>
          </table:table-cell>
          <table:table-cell office:value-type="string" calcext:value-type="string">
            <text:p>SMPN 11</text:p>
          </table:table-cell>
          <table:table-cell office:value-type="string" calcext:value-type="string">
            <text:p>03.11.01.10.01</text:p>
          </table:table-cell>
          <table:table-cell office:value-type="float" office:value="13" calcext:value-type="float">
            <text:p>13</text:p>
          </table:table-cell>
          <table:table-cell office:value-type="float" office:value="2007" calcext:value-type="float">
            <text:p>2007</text:p>
          </table:table-cell>
          <table:table-cell office:value-type="float" office:value="142929837" calcext:value-type="float">
            <text:p>142,929,83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3397194" calcext:value-type="float">
            <text:p>13,397,194</text:p>
          </table:table-cell>
          <table:table-cell office:value-type="float" office:value="129532643" calcext:value-type="float">
            <text:p>129,532,6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44011" calcext:value-type="float">
            <text:p>2644011</text:p>
          </table:table-cell>
          <table:table-cell office:value-type="string" calcext:value-type="string">
            <text:p>08.01.17.01</text:p>
          </table:table-cell>
          <table:table-cell office:value-type="string" calcext:value-type="string">
            <text:p>SMPN 16</text:p>
          </table:table-cell>
          <table:table-cell office:value-type="string" calcext:value-type="string">
            <text:p>03.11.01.10.01</text:p>
          </table:table-cell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float" office:value="1093913711" calcext:value-type="float">
            <text:p>1,093,913,711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403339229" calcext:value-type="float">
            <text:p>403,339,229</text:p>
          </table:table-cell>
          <table:table-cell office:value-type="float" office:value="690574482" calcext:value-type="float">
            <text:p>690,574,4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1652" calcext:value-type="float">
            <text:p>201652</text:p>
          </table:table-cell>
          <table:table-cell office:value-type="string" calcext:value-type="string">
            <text:p>08.01.18.01</text:p>
          </table:table-cell>
          <table:table-cell office:value-type="string" calcext:value-type="string">
            <text:p>SMPN 17</text:p>
          </table:table-cell>
          <table:table-cell office:value-type="string" calcext:value-type="string">
            <text:p>03.11.01.01.01</text:p>
          </table:table-cell>
          <table:table-cell office:value-type="float" office:value="13" calcext:value-type="float">
            <text:p>13</text:p>
          </table:table-cell>
          <table:table-cell office:value-type="float" office:value="2008" calcext:value-type="float">
            <text:p>2008</text:p>
          </table:table-cell>
          <table:table-cell office:value-type="float" office:value="302986007.08" calcext:value-type="float">
            <text:p>302,986,00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3646558" calcext:value-type="float">
            <text:p>33,646,558</text:p>
          </table:table-cell>
          <table:table-cell office:value-type="float" office:value="269339449.08" calcext:value-type="float">
            <text:p>269,339,4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1869" calcext:value-type="float">
            <text:p>201869</text:p>
          </table:table-cell>
          <table:table-cell office:value-type="string" calcext:value-type="string">
            <text:p>09.01.01.01</text:p>
          </table:table-cell>
          <table:table-cell office:value-type="string" calcext:value-type="string">
            <text:p>BADAN PERMBERDAYAAN MASYARAKAT, PEREMPUAN, PERLINDUNGAN ANAK DAN KB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  <table:table-cell office:value-type="float" office:value="330705325" calcext:value-type="float">
            <text:p>330,705,32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87626774" calcext:value-type="float">
            <text:p>87,626,774</text:p>
          </table:table-cell>
          <table:table-cell office:value-type="float" office:value="243078551" calcext:value-type="float">
            <text:p>243,078,5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1870" calcext:value-type="float">
            <text:p>201870</text:p>
          </table:table-cell>
          <table:table-cell office:value-type="string" calcext:value-type="string">
            <text:p>09.01.01.01</text:p>
          </table:table-cell>
          <table:table-cell office:value-type="string" calcext:value-type="string">
            <text:p>BADAN PERMBERDAYAAN MASYARAKAT, PEREMPUAN, PERLINDUNGAN ANAK DAN KB</text:p>
          </table:table-cell>
          <table:table-cell office:value-type="string" calcext:value-type="string">
            <text:p>03.11.01.01.01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office:value-type="float" office:value="491266568" calcext:value-type="float">
            <text:p>491,266,56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653044" calcext:value-type="float">
            <text:p>45,653,044</text:p>
          </table:table-cell>
          <table:table-cell office:value-type="float" office:value="445613524" calcext:value-type="float">
            <text:p>445,613,5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1888" calcext:value-type="float">
            <text:p>201888</text:p>
          </table:table-cell>
          <table:table-cell office:value-type="string" calcext:value-type="string">
            <text:p>10.01.01.01</text:p>
          </table:table-cell>
          <table:table-cell office:value-type="string" calcext:value-type="string">
            <text:p>DINAS SOSIAL, TENAGA KERJA DAN TRANSMIGRASI</text:p>
          </table:table-cell>
          <table:table-cell office:value-type="string" calcext:value-type="string">
            <text:p>03.11.01.01.04</text:p>
          </table:table-cell>
          <table:table-cell office:value-type="float" office:value="5" calcext:value-type="float">
            <text:p>5</text:p>
          </table:table-cell>
          <table:table-cell office:value-type="float" office:value="2011" calcext:value-type="float">
            <text:p>2011</text:p>
          </table:table-cell>
          <table:table-cell office:value-type="float" office:value="515330440" calcext:value-type="float">
            <text:p>515,330,44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388996" calcext:value-type="float">
            <text:p>44,388,996</text:p>
          </table:table-cell>
          <table:table-cell office:value-type="float" office:value="470941444" calcext:value-type="float">
            <text:p>470,941,4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1976" calcext:value-type="float">
            <text:p>201976</text:p>
          </table:table-cell>
          <table:table-cell office:value-type="string" calcext:value-type="string">
            <text:p>11.01.01.01</text:p>
          </table:table-cell>
          <table:table-cell office:value-type="string" calcext:value-type="string">
            <text:p>DINAS PERTANIAN, PETERNAKAN, DAN KELAUTAN</text:p>
          </table:table-cell>
          <table:table-cell office:value-type="string" calcext:value-type="string">
            <text:p>03.11.01.27.04</text:p>
          </table:table-cell>
          <table:table-cell office:value-type="float" office:value="1" calcext:value-type="float">
            <text:p>1</text:p>
          </table:table-cell>
          <table:table-cell office:value-type="float" office:value="2011" calcext:value-type="float">
            <text:p>2011</text:p>
          </table:table-cell>
          <table:table-cell office:value-type="float" office:value="416952090.83" calcext:value-type="float">
            <text:p>416,952,09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757854" calcext:value-type="float">
            <text:p>42,757,854</text:p>
          </table:table-cell>
          <table:table-cell office:value-type="float" office:value="374194236.83" calcext:value-type="float">
            <text:p>374,194,2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74181" calcext:value-type="float">
            <text:p>1774181</text:p>
          </table:table-cell>
          <table:table-cell office:value-type="string" calcext:value-type="string">
            <text:p>11.01.01.01</text:p>
          </table:table-cell>
          <table:table-cell office:value-type="string" calcext:value-type="string">
            <text:p>DINAS PERTANIAN, PETERNAKAN, DAN KELAUTAN</text:p>
          </table:table-cell>
          <table:table-cell office:value-type="string" calcext:value-type="string">
            <text:p>03.11.01.04.04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645575460" calcext:value-type="float">
            <text:p>645,575,46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4943527" calcext:value-type="float">
            <text:p>34,943,527</text:p>
          </table:table-cell>
          <table:table-cell office:value-type="float" office:value="610631933" calcext:value-type="float">
            <text:p>610,631,9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8888" calcext:value-type="float">
            <text:p>718888</text:p>
          </table:table-cell>
          <table:table-cell office:value-type="string" calcext:value-type="string">
            <text:p>12.01.01.01</text:p>
          </table:table-cell>
          <table:table-cell office:value-type="string" calcext:value-type="string">
            <text:p>DINAS PERINDUSTRIAN, PERDAGANGAN, KOPERASI, DAN USAHA KECIL DAN MENENGAH</text:p>
          </table:table-cell>
          <table:table-cell office:value-type="string" calcext:value-type="string">
            <text:p>03.11.01.12.0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8189327458" calcext:value-type="float">
            <text:p>58,189,327,45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8014177946" calcext:value-type="float">
            <text:p>58,014,177,946</text:p>
          </table:table-cell>
          <table:table-cell office:value-type="float" office:value="175149512" calcext:value-type="float">
            <text:p>175,149,5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0141" calcext:value-type="float">
            <text:p>200141</text:p>
          </table:table-cell>
          <table:table-cell office:value-type="string" calcext:value-type="string">
            <text:p>14.01.01.01</text:p>
          </table:table-cell>
          <table:table-cell office:value-type="string" calcext:value-type="string">
            <text:p>Inspektorat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float" office:value="1087020820" calcext:value-type="float">
            <text:p>1,087,020,82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664961444" calcext:value-type="float">
            <text:p>664,961,444</text:p>
          </table:table-cell>
          <table:table-cell office:value-type="float" office:value="422059376" calcext:value-type="float">
            <text:p>422,059,3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2144" calcext:value-type="float">
            <text:p>202144</text:p>
          </table:table-cell>
          <table:table-cell office:value-type="string" calcext:value-type="string">
            <text:p>18.01.01.01</text:p>
          </table:table-cell>
          <table:table-cell office:value-type="string" calcext:value-type="string">
            <text:p>KANTOR KESATUAN BANGSA DAN POLITIK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float" office:value="528489830" calcext:value-type="float">
            <text:p>528,489,830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184464704" calcext:value-type="float">
            <text:p>184,464,704</text:p>
          </table:table-cell>
          <table:table-cell office:value-type="float" office:value="344025126" calcext:value-type="float">
            <text:p>344,025,1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2156" calcext:value-type="float">
            <text:p>202156</text:p>
          </table:table-cell>
          <table:table-cell office:value-type="string" calcext:value-type="string">
            <text:p>19.01.01.01</text:p>
          </table:table-cell>
          <table:table-cell office:value-type="string" calcext:value-type="string">
            <text:p>BADAN KEPEGAWAIAN DAERAH</text:p>
          </table:table-cell>
          <table:table-cell office:value-type="string" calcext:value-type="string">
            <text:p>03.11.01.01.01</text:p>
          </table:table-cell>
          <table:table-cell office:value-type="float" office:value="7" calcext:value-type="float">
            <text:p>7</text:p>
          </table:table-cell>
          <table:table-cell office:value-type="float" office:value="2006" calcext:value-type="float">
            <text:p>2006</text:p>
          </table:table-cell>
          <table:table-cell office:value-type="float" office:value="3550361500" calcext:value-type="float">
            <text:p>3,550,361,5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99301640" calcext:value-type="float">
            <text:p>699,301,640</text:p>
          </table:table-cell>
          <table:table-cell office:value-type="float" office:value="2851059860" calcext:value-type="float">
            <text:p>2,851,059,8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2163" calcext:value-type="float">
            <text:p>202163</text:p>
          </table:table-cell>
          <table:table-cell office:value-type="string" calcext:value-type="string">
            <text:p>21.01.01.01</text:p>
          </table:table-cell>
          <table:table-cell office:value-type="string" calcext:value-type="string">
            <text:p>KANTOR PERPUSTAKAAN DAN ARSIP DAERAH</text:p>
          </table:table-cell>
          <table:table-cell office:value-type="string" calcext:value-type="string">
            <text:p>03.11.01.19.01</text:p>
          </table:table-cell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  <table:table-cell office:value-type="float" office:value="2524980001" calcext:value-type="float">
            <text:p>2,524,980,00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36364376" calcext:value-type="float">
            <text:p>436,364,376</text:p>
          </table:table-cell>
          <table:table-cell office:value-type="float" office:value="2088615625" calcext:value-type="float">
            <text:p>2,088,615,6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2167" calcext:value-type="float">
            <text:p>202167</text:p>
          </table:table-cell>
          <table:table-cell office:value-type="string" calcext:value-type="string">
            <text:p>21.02.01.01</text:p>
          </table:table-cell>
          <table:table-cell office:value-type="string" calcext:value-type="string">
            <text:p>DINAS KOMUNIKASI DAN INFORMATIKA</text:p>
          </table:table-cell>
          <table:table-cell office:value-type="string" calcext:value-type="string">
            <text:p>03.11.01.01.01</text:p>
          </table:table-cell>
          <table:table-cell office:value-type="float" office:value="3" calcext:value-type="float">
            <text:p>3</text:p>
          </table:table-cell>
          <table:table-cell office:value-type="float" office:value="2013" calcext:value-type="float">
            <text:p>2013</text:p>
          </table:table-cell>
          <table:table-cell office:value-type="float" office:value="707793500" calcext:value-type="float">
            <text:p>707,793,5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8367810" calcext:value-type="float">
            <text:p>48,367,810</text:p>
          </table:table-cell>
          <table:table-cell office:value-type="float" office:value="659425690" calcext:value-type="float">
            <text:p>659,425,6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128493" calcext:value-type="float">
            <text:p>2128493</text:p>
          </table:table-cell>
          <table:table-cell office:value-type="string" calcext:value-type="string">
            <text:p>21.02.01.01</text:p>
          </table:table-cell>
          <table:table-cell office:value-type="string" calcext:value-type="string">
            <text:p>DINAS KOMUNIKASI DAN INFORMATIKA</text:p>
          </table:table-cell>
          <table:table-cell office:value-type="string" calcext:value-type="string">
            <text:p>03.11.01.01.0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13101000" calcext:value-type="float">
            <text:p>213,101,0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1897826" calcext:value-type="float">
            <text:p>11,897,826</text:p>
          </table:table-cell>
          <table:table-cell office:value-type="float" office:value="201203174" calcext:value-type="float">
            <text:p>201,203,1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2191" calcext:value-type="float">
            <text:p>202191</text:p>
          </table:table-cell>
          <table:table-cell office:value-type="string" calcext:value-type="string">
            <text:p>50.01.02.01</text:p>
          </table:table-cell>
          <table:table-cell office:value-type="string" calcext:value-type="string">
            <text:p>Kelurahan Pasirkraton Kramat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52026000" calcext:value-type="float">
            <text:p>252,026,0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6000000" calcext:value-type="float">
            <text:p>36,000,000</text:p>
          </table:table-cell>
          <table:table-cell office:value-type="float" office:value="216026000" calcext:value-type="float">
            <text:p>216,026,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12499" calcext:value-type="float">
            <text:p>1712499</text:p>
          </table:table-cell>
          <table:table-cell office:value-type="string" calcext:value-type="string">
            <text:p>50.01.03.01</text:p>
          </table:table-cell>
          <table:table-cell office:value-type="string" calcext:value-type="string">
            <text:p>Kelurahan Bendan Kergon</text:p>
          </table:table-cell>
          <table:table-cell office:value-type="string" calcext:value-type="string">
            <text:p>03.11.02.03.0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742022500" calcext:value-type="float">
            <text:p>742,022,5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902660" calcext:value-type="float">
            <text:p>53,902,660</text:p>
          </table:table-cell>
          <table:table-cell office:value-type="float" office:value="688119840" calcext:value-type="float">
            <text:p>688,119,8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188" calcext:value-type="float">
            <text:p>202188</text:p>
          </table:table-cell>
          <table:table-cell office:value-type="string" calcext:value-type="string">
            <text:p>50.01.04.01</text:p>
          </table:table-cell>
          <table:table-cell office:value-type="string" calcext:value-type="string">
            <text:p>Kelurahan Sapuro Kebulen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492426392" calcext:value-type="float">
            <text:p>492,426,39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12190976" calcext:value-type="float">
            <text:p>112,190,976</text:p>
          </table:table-cell>
          <table:table-cell office:value-type="float" office:value="380235416" calcext:value-type="float">
            <text:p>380,235,4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2189" calcext:value-type="float">
            <text:p>202189</text:p>
          </table:table-cell>
          <table:table-cell office:value-type="string" calcext:value-type="string">
            <text:p>50.01.04.01</text:p>
          </table:table-cell>
          <table:table-cell office:value-type="string" calcext:value-type="string">
            <text:p>Kelurahan Sapuro Kebulen</text:p>
          </table:table-cell>
          <table:table-cell office:value-type="string" calcext:value-type="string">
            <text:p>03.11.01.09.0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162071000" calcext:value-type="float">
            <text:p>162,071,0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1538476" calcext:value-type="float">
            <text:p>31,538,476</text:p>
          </table:table-cell>
          <table:table-cell office:value-type="float" office:value="130532524" calcext:value-type="float">
            <text:p>130,532,5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2236" calcext:value-type="float">
            <text:p>202236</text:p>
          </table:table-cell>
          <table:table-cell office:value-type="string" calcext:value-type="string">
            <text:p>50.02.03.01</text:p>
          </table:table-cell>
          <table:table-cell office:value-type="string" calcext:value-type="string">
            <text:p>Kelurahan Noyontaansari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2013" calcext:value-type="float">
            <text:p>2013</text:p>
          </table:table-cell>
          <table:table-cell office:value-type="float" office:value="642520000" calcext:value-type="float">
            <text:p>642,520,00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8464282" calcext:value-type="float">
            <text:p>48,464,282</text:p>
          </table:table-cell>
          <table:table-cell office:value-type="float" office:value="594055718" calcext:value-type="float">
            <text:p>594,055,7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929" calcext:value-type="float">
            <text:p>200929</text:p>
          </table:table-cell>
          <table:table-cell office:value-type="string" calcext:value-type="string">
            <text:p>50.02.04.01</text:p>
          </table:table-cell>
          <table:table-cell office:value-type="string" calcext:value-type="string">
            <text:p>Kelurahan Kauman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office:value-type="float" office:value="484200000" calcext:value-type="float">
            <text:p>484,200,000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211971556" calcext:value-type="float">
            <text:p>211,971,556</text:p>
          </table:table-cell>
          <table:table-cell office:value-type="float" office:value="272228444" calcext:value-type="float">
            <text:p>272,228,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2305" calcext:value-type="float">
            <text:p>202305</text:p>
          </table:table-cell>
          <table:table-cell office:value-type="string" calcext:value-type="string">
            <text:p>50.04.06.01</text:p>
          </table:table-cell>
          <table:table-cell office:value-type="string" calcext:value-type="string">
            <text:p>Kelurahan Kuripan Kertoharjo</text:p>
          </table:table-cell>
          <table:table-cell office:value-type="string" calcext:value-type="string">
            <text:p>03.11.01.01.01</text:p>
          </table:table-cell>
          <table:table-cell office:value-type="float" office:value="2" calcext:value-type="float">
            <text:p>2</text:p>
          </table:table-cell>
          <table:table-cell office:value-type="float" office:value="1945" calcext:value-type="float">
            <text:p>1945</text:p>
          </table:table-cell>
          <table:table-cell office:value-type="float" office:value="168081000" calcext:value-type="float">
            <text:p>168,081,0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54881000" calcext:value-type="float">
            <text:p>154,881,000</text:p>
          </table:table-cell>
          <table:table-cell office:value-type="float" office:value="13200000" calcext:value-type="float">
            <text:p>13,200,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312" calcext:value-type="float">
            <text:p>202312</text:p>
          </table:table-cell>
          <table:table-cell office:value-type="string" calcext:value-type="string">
            <text:p>50.04.10.01</text:p>
          </table:table-cell>
          <table:table-cell office:value-type="string" calcext:value-type="string">
            <text:p>Kelurahan Soko Duwet</text:p>
          </table:table-cell>
          <table:table-cell office:value-type="string" calcext:value-type="string">
            <text:p>03.11.01.01.01</text:p>
          </table:table-cell>
          <table:table-cell office:value-type="float" office:value="1" calcext:value-type="float">
            <text:p>1</text:p>
          </table:table-cell>
          <table:table-cell office:value-type="float" office:value="1990" calcext:value-type="float">
            <text:p>1990</text:p>
          </table:table-cell>
          <table:table-cell office:value-type="float" office:value="264110500" calcext:value-type="float">
            <text:p>264,110,50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18035200" calcext:value-type="float">
            <text:p>118,035,200</text:p>
          </table:table-cell>
          <table:table-cell office:value-type="float" office:value="146075300" calcext:value-type="float">
            <text:p>146,075,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4.15</meta:initial-creator>
    <meta:creation-date>2017-04-17T17:34:38</meta:creation-date>
    <dc:date>2017-04-18T00:37:44.696184589</dc:date>
    <meta:editing-duration>PT1M17S</meta:editing-duration>
    <meta:editing-cycles>3</meta:editing-cycles>
    <meta:document-statistic meta:table-count="1" meta:cell-count="852" meta:object-count="0"/>
  </office:meta>
</office:document-meta>
</file>